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7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>
      <style:text-properties fo:font-size="12pt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5" table:number-columns-repeated="55" table:default-cell-style-name="ce52"/>
        <table:table-row table:style-name="ro1">
          <table:table-cell table:style-name="ce47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6" office:value-type="string" calcext:value-type="string">
            <text:p>R$</text:p>
          </table:table-cell>
          <table:table-cell table:style-name="ce59"/>
          <table:table-cell table:style-name="ce61" office:value-type="string" calcext:value-type="string">
            <text:p>PAGO</text:p>
          </table:table-cell>
          <table:table-cell table:style-name="ce56" office:value-type="string" calcext:value-type="string">
            <text:p>VALOR</text:p>
          </table:table-cell>
          <table:table-cell table:style-name="ce64" office:value-type="string" calcext:value-type="string">
            <text:p>DATA</text:p>
          </table:table-cell>
          <table:table-cell table:style-name="ce67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8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08-07" calcext:value-type="date">
            <text:p>07/08/2025</text:p>
          </table:table-cell>
          <table:table-cell table:style-name="ce57" table:formula="of:=[.C2]-[.F2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09-08" calcext:value-type="date">
            <text:p>08/09/2025</text:p>
          </table:table-cell>
          <table:table-cell table:style-name="ce57" table:formula="of:=[.C3]-[.F3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0-07" calcext:value-type="date">
            <text:p>07/10/2025</text:p>
          </table:table-cell>
          <table:table-cell table:style-name="ce57" table:formula="of:=[.C4]-[.F4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1-07" calcext:value-type="date">
            <text:p>07/11/2025</text:p>
          </table:table-cell>
          <table:table-cell table:style-name="ce57" table:formula="of:=[.C5]-[.F5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2-05" calcext:value-type="date">
            <text:p>05/12/2025</text:p>
          </table:table-cell>
          <table:table-cell table:style-name="ce57" table:formula="of:=[.C6]-[.F6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5"/>
          <table:table-cell table:style-name="ce57" table:formula="of:=[.C7]-[.F7]" office:value-type="float" office:value="470" calcext:value-type="float">
            <text:p>470,00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9" table:number-columns-repeated="6"/>
          <table:table-cell table:style-name="ce66" office:value-type="string" calcext:value-type="string">
            <text:p>TOTAL</text:p>
          </table:table-cell>
          <table:table-cell table:style-name="ce56" table:formula="of:=SUM([.H2:.H7])" office:value-type="float" office:value="470" calcext:value-type="float">
            <text:p>470,00</text:p>
          </table:table-cell>
          <table:table-cell table:style-name="ce68"/>
          <table:table-cell table:number-columns-repeated="55"/>
        </table:table-row>
        <table:table-row table:style-name="ro2">
          <table:table-cell table:style-name="ce50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>
          <table:table-cell table:style-name="ce51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 table:number-rows-repeated="31979">
          <table:table-cell table:style-name="ce50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0:04.367768479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0:04.3712904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35</meta:creation-date>
    <dc:date>2026-01-05T16:00:15.915856693</dc:date>
    <dc:language>pt-PT</dc:language>
    <meta:editing-cycles>575</meta:editing-cycles>
    <meta:editing-duration>P1DT6H14M59S</meta:editing-duration>
    <meta:print-date>2019-12-26T17:35:16.413881726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